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83000002F35CCF185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4pt" officeooo:rsid="001b0258" officeooo:paragraph-rsid="001b0258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in" svg:y="1.8382in" svg:width="6.6929in" svg:height="5.6984in" draw:z-index="0"><draw:image xlink:href="Pictures/1000000100000683000002F35CCF185F.png" xlink:type="simple" xlink:show="embed" xlink:actuate="onLoad" draw:mime-type="image/png"/></draw:frame><text:span text:style-name="T1">PYTHON AND PYLINT VERSIO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1T20:12:48.738850900</meta:creation-date>
    <dc:date>2025-09-23T23:12:44.663666611</dc:date>
    <meta:editing-duration>PT8H41M58S</meta:editing-duration>
    <meta:editing-cycles>3</meta:editing-cycles>
    <meta:generator>LibreOffice/24.2.7.2$Linux_X86_64 LibreOffice_project/420$Build-2</meta:generator>
    <meta:document-statistic meta:table-count="0" meta:image-count="1" meta:object-count="0" meta:page-count="1" meta:paragraph-count="1" meta:word-count="4" meta:character-count="25" meta:non-whitespace-character-count="22"/>
  </office:meta>
</office:document-meta>
</file>